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Inter" fo:font-size="10.5pt"/>
    </style:style>
    <style:style style:name="P3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Inter" fo:font-size="10.5pt"/>
    </style:style>
    <style:style style:name="P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7" style:family="paragraph" style:parent-style-name="Text_20_body" style:list-style-name="L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8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9" style:family="paragraph" style:parent-style-name="Text_20_body" style:list-style-name="L5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0" style:family="paragraph" style:parent-style-name="Text_20_body" style:list-style-name="L6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1" style:family="paragraph" style:parent-style-name="Text_20_body">
      <style:paragraph-properties fo:margin-left="0cm" fo:margin-right="0cm" fo:margin-top="0.397cm" fo:margin-bottom="0cm" fo:text-indent="0cm" style:auto-text-indent="false" fo:padding-left="0.397cm" fo:padding-right="0.397cm" fo:padding-top="0.185cm" fo:padding-bottom="0.185cm" fo:border="0.002cm solid #000000"/>
      <style:text-properties style:font-name="Inter" fo:font-size="10.5pt"/>
    </style:style>
    <style:style style:name="P12" style:family="paragraph" style:parent-style-name="Text_20_body">
      <style:paragraph-properties fo:margin-left="0cm" fo:margin-right="0cm" fo:margin-top="0.265cm" fo:margin-bottom="0cm" fo:text-indent="0cm" style:auto-text-indent="false" fo:padding="0cm" fo:border="none"/>
      <style:text-properties style:font-name="Inter" fo:font-size="10.5pt"/>
    </style:style>
    <style:style style:name="P13" style:family="paragraph" style:parent-style-name="Text_20_body" style:list-style-name="L1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4" style:family="paragraph" style:parent-style-name="Text_20_body" style:list-style-name="L3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5" style:family="paragraph" style:parent-style-name="Text_20_body" style:list-style-name="L4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6" style:family="paragraph" style:parent-style-name="Text_20_body" style:list-style-name="L5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7" style:family="paragraph" style:parent-style-name="Text_20_body" style:list-style-name="L6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T1" style:family="text">
      <style:text-properties style:font-name="Inter" fo:font-size="10.5pt" fo:letter-spacing="normal" fo:font-weight="normal"/>
    </style:style>
    <style:style style:name="T2" style:family="text">
      <style:text-properties fo:letter-spacing="normal"/>
    </style:style>
    <style:style style:name="T3" style:family="text">
      <style:text-properties fo:background-color="#ffff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</text:p>
      <text:section text:style-name="Sect1" text:name="3891">
        <text:p text:style-name="P4"><text:span text:style-name="Strong_20_Emphasis"><text:span text:style-name="T1">A packet-filtering firewall checks the connection state of a packet.</text:span></text:span></text:p>
        <text:p text:style-name="P12">:</text:p>
        <text:list xml:id="list6922017859246858667" text:style-name="L2">
          <text:list-item>
            <text:p text:style-name="P6">True</text:p>
          </text:list-item>
          <text:list-item>
            <text:p text:style-name="P6">False<text:tab/><text:tab/><text:tab/><text:tab/><text:span text:style-name="T3">rigth</text:span></text:p>
          </text:list-item>
        </text:list>
      </text:section>
      <text:section text:style-name="Sect1" text:name="3892">
        <text:p text:style-name="P3">2)</text:p>
        <text:p text:style-name="P4"><text:span text:style-name="Strong_20_Emphasis"><text:span text:style-name="T1">Which firewall would you employ to defend your website against web application attacks?</text:span></text:span></text:p>
        <text:p text:style-name="P4"><text:span text:style-name="Strong_20_Emphasis"><text:span text:style-name="T1"/></text:span></text:p>
        <text:list xml:id="list6208410004472934630" text:style-name="L3">
          <text:list-item>
            <text:p text:style-name="P7">A stateful firewall</text:p>
          </text:list-item>
          <text:list-item>
            <text:p text:style-name="P7">A web application firewall<text:tab/><text:tab/><text:tab/><text:tab/><text:span text:style-name="T3">rigth</text:span></text:p>
            <text:p text:style-name="P14">Comments: A web application firewall (WAF) inspects traffic on the 7th layer of the OSI model (i.e., HTTP/HTTPS, FTP). It can block requests that target websites.</text:p>
          </text:list-item>
          <text:list-item>
            <text:p text:style-name="P7">A stateless firewall</text:p>
          </text:list-item>
        </text:list>
        <text:p text:style-name="P11">Score: 0.30</text:p>
      </text:section>
      <text:section text:style-name="Sect1" text:name="3893">
        <text:p text:style-name="P3">3)</text:p>
        <text:p text:style-name="P4"><text:span text:style-name="Strong_20_Emphasis"><text:span text:style-name="T1">Allowing everything except things we specifically block in our rules system is what blacklisting entails.</text:span></text:span></text:p>
        <text:p text:style-name="P4"><text:span text:style-name="Strong_20_Emphasis"><text:span text:style-name="T1"/></text:span></text:p>
        <text:list xml:id="list1706025859072323700" text:style-name="L4">
          <text:list-item>
            <text:p text:style-name="P8">True<text:tab/><text:tab/><text:tab/><text:tab/><text:tab/><text:span text:style-name="T3">rigth</text:span></text:p>
            <text:p text:style-name="P15">Comments: Blacklisting entails accepting most things but excluding specific ones that you suspect are dangerous.</text:p>
          </text:list-item>
          <text:list-item>
            <text:p text:style-name="P8">False</text:p>
          </text:list-item>
        </text:list>
        <text:p text:style-name="P11">Score: 0.30</text:p>
      </text:section>
      <text:section text:style-name="Sect1" text:name="3894">
        <text:p text:style-name="P3">4)</text:p>
        <text:p text:style-name="P4"><text:span text:style-name="Strong_20_Emphasis"><text:span text:style-name="T1">What are inbound rules?</text:span></text:span></text:p>
        <text:p text:style-name="P4"><text:span text:style-name="Strong_20_Emphasis"><text:span text:style-name="T1"/></text:span></text:p>
        <text:list xml:id="list8407281915348051776" text:style-name="L5">
          <text:list-item>
            <text:p text:style-name="P9">Rules that serve to protect internal network systems from outside threats.<text:tab/><text:tab/><text:tab/><text:span text:style-name="T3">rigth</text:span></text:p>
            <text:p text:style-name="P16">Comments: Inbound firewall rules protect the network against incoming traffic from the internet or other network segments.</text:p>
          </text:list-item>
          <text:list-item>
            <text:p text:style-name="P9">Rules that filter traffic passing from the local computer to the network.</text:p>
          </text:list-item>
          <text:list-item>
            <text:p text:style-name="P9">Rules that refer to system administrators only.</text:p>
          </text:list-item>
          <text:list-item>
            <text:p text:style-name="P9">Rules that apply to internal network users trying to access the internet</text:p>
          </text:list-item>
        </text:list>
        <text:p text:style-name="P11">Score: 0.30</text:p>
      </text:section>
      <text:section text:style-name="Sect1" text:name="3895">
        <text:p text:style-name="P3">5)</text:p>
        <text:p text:style-name="P4"><text:span text:style-name="Strong_20_Emphasis"><text:span text:style-name="T1">Segmentation means splitting a computer network into smaller pieces.</text:span></text:span></text:p>
        <text:p text:style-name="P4"><text:span text:style-name="Strong_20_Emphasis"><text:span text:style-name="T2"> </text:span></text:span></text:p>
        <text:list xml:id="list5384600880126874818" text:style-name="L6">
          <text:list-item>
            <text:p text:style-name="P10">True<text:tab/><text:tab/><text:tab/><text:tab/><text:span text:style-name="T3">rigth</text:span></text:p>
            <text:p text:style-name="P17">Comments: Network segmentation improves network performance while also increasing network security. Segmentation is the process of dividing a computer network into smaller sections.</text:p>
          </text:list-item>
          <text:list-item>
            <text:p text:style-name="P10">False</text:p>
          </text:list-item>
        </text:list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979cm" fo:margin-bottom="1.997cm" fo:margin-left="1.058cm" fo:margin-right="1.15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S</meta:editing-duration>
    <meta:editing-cycles>3</meta:editing-cycles>
    <meta:generator>OpenOffice/4.1.14$Win32 OpenOffice.org_project/4114m1$Build-9811</meta:generator>
    <dc:date>2023-11-26T20:34:39.30</dc:date>
    <dc:creator>kaos sevdalisi</dc:creator>
    <meta:document-statistic meta:table-count="0" meta:image-count="0" meta:object-count="0" meta:page-count="1" meta:paragraph-count="32" meta:word-count="224" meta:character-count="1393"/>
    <meta:user-defined meta:name="Info 1"/>
    <meta:user-defined meta:name="Info 2"/>
    <meta:user-defined meta:name="Info 3"/>
    <meta:user-defined meta:name="Info 4"/>
  </office:meta>
</office:document-meta>
</file>